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9bc" officeooo:paragraph-rsid="000669bc"/>
    </style:style>
    <style:style style:name="P2" style:family="paragraph" style:parent-style-name="Standard">
      <style:paragraph-properties fo:text-align="justify" style:justify-single-word="false"/>
      <style:text-properties officeooo:rsid="000b64aa" officeooo:paragraph-rsid="000b64aa"/>
    </style:style>
    <style:style style:name="P3" style:family="paragraph" style:parent-style-name="Standard">
      <style:paragraph-properties fo:text-align="justify" style:justify-single-word="false"/>
      <style:text-properties officeooo:rsid="000b64aa" officeooo:paragraph-rsid="000c5839"/>
    </style:style>
    <style:style style:name="P4" style:family="paragraph" style:parent-style-name="Standard">
      <style:paragraph-properties fo:text-align="justify" style:justify-single-word="false"/>
      <style:text-properties officeooo:rsid="000b64aa" officeooo:paragraph-rsid="001653d1"/>
    </style:style>
    <style:style style:name="P5" style:family="paragraph" style:parent-style-name="Standard">
      <style:paragraph-properties fo:text-align="justify" style:justify-single-word="false"/>
      <style:text-properties officeooo:rsid="001356b0" officeooo:paragraph-rsid="001356b0"/>
    </style:style>
    <style:style style:name="P6" style:family="paragraph" style:parent-style-name="Standard">
      <style:paragraph-properties fo:text-align="justify" style:justify-single-word="false"/>
      <style:text-properties officeooo:rsid="001653d1" officeooo:paragraph-rsid="001653d1"/>
    </style:style>
    <style:style style:name="P7" style:family="paragraph" style:parent-style-name="Standard">
      <style:paragraph-properties fo:text-align="justify" style:justify-single-word="false" fo:break-before="page"/>
      <style:text-properties officeooo:rsid="000b64aa" officeooo:paragraph-rsid="000b64aa"/>
    </style:style>
    <style:style style:name="P8" style:family="paragraph" style:parent-style-name="Standard" style:list-style-name="L1">
      <style:text-properties officeooo:rsid="000669bc" officeooo:paragraph-rsid="000669bc"/>
    </style:style>
    <style:style style:name="P9" style:family="paragraph" style:parent-style-name="Standard" style:list-style-name="L1">
      <style:text-properties officeooo:rsid="000669bc" officeooo:paragraph-rsid="0020ec8a"/>
    </style:style>
    <style:style style:name="P10" style:family="paragraph" style:parent-style-name="Standard" style:list-style-name="L2">
      <style:text-properties officeooo:rsid="000669bc" officeooo:paragraph-rsid="000669bc"/>
    </style:style>
    <style:style style:name="P11" style:family="paragraph" style:parent-style-name="Standard" style:list-style-name="L2">
      <style:text-properties officeooo:rsid="000669bc" officeooo:paragraph-rsid="0024d39b"/>
    </style:style>
    <style:style style:name="P12" style:family="paragraph" style:parent-style-name="Standard" style:list-style-name="L3">
      <style:text-properties officeooo:rsid="000669bc" officeooo:paragraph-rsid="000669bc"/>
    </style:style>
    <style:style style:name="P13" style:family="paragraph" style:parent-style-name="Standard" style:list-style-name="L3">
      <style:text-properties officeooo:rsid="000669bc" officeooo:paragraph-rsid="001653d1"/>
    </style:style>
    <style:style style:name="P14" style:family="paragraph" style:parent-style-name="Standard" style:list-style-name="L4">
      <style:text-properties officeooo:rsid="000669bc" officeooo:paragraph-rsid="0009a55c"/>
    </style:style>
    <style:style style:name="P15" style:family="paragraph" style:parent-style-name="Standard" style:list-style-name="L4">
      <style:text-properties officeooo:rsid="000669bc" officeooo:paragraph-rsid="000669bc"/>
    </style:style>
    <style:style style:name="P16" style:family="paragraph" style:parent-style-name="Standard" style:list-style-name="L1">
      <style:text-properties fo:color="#b2b2b2" officeooo:rsid="000669bc" officeooo:paragraph-rsid="000669bc"/>
    </style:style>
    <style:style style:name="P17" style:family="paragraph" style:parent-style-name="Standard" style:list-style-name="L2">
      <style:text-properties fo:color="#b2b2b2" officeooo:rsid="000669bc" officeooo:paragraph-rsid="000669bc"/>
    </style:style>
    <style:style style:name="P18" style:family="paragraph" style:parent-style-name="Standard" style:list-style-name="L1">
      <style:text-properties officeooo:rsid="0007e854" officeooo:paragraph-rsid="0007e854"/>
    </style:style>
    <style:style style:name="P19" style:family="paragraph" style:parent-style-name="Standard" style:list-style-name="L1">
      <style:text-properties officeooo:rsid="000e5554" officeooo:paragraph-rsid="000e5554"/>
    </style:style>
    <style:style style:name="P20" style:family="paragraph" style:parent-style-name="Standard" style:list-style-name="L3">
      <style:text-properties officeooo:rsid="000fae13" officeooo:paragraph-rsid="000fae13"/>
    </style:style>
    <style:style style:name="P21" style:family="paragraph" style:parent-style-name="Standard" style:list-style-name="L3">
      <style:text-properties officeooo:rsid="001653d1" officeooo:paragraph-rsid="001653d1"/>
    </style:style>
    <style:style style:name="P22" style:family="paragraph" style:parent-style-name="Standard">
      <style:paragraph-properties fo:text-align="justify" style:justify-single-word="false"/>
      <style:text-properties officeooo:rsid="001bc531" officeooo:paragraph-rsid="001bc531"/>
    </style:style>
    <style:style style:name="P23" style:family="paragraph" style:parent-style-name="Standard">
      <style:paragraph-properties fo:text-align="justify" style:justify-single-word="false"/>
      <style:text-properties officeooo:rsid="00318e22" officeooo:paragraph-rsid="00318e22"/>
    </style:style>
    <style:style style:name="T1" style:family="text">
      <style:text-properties officeooo:rsid="0009a55c"/>
    </style:style>
    <style:style style:name="T2" style:family="text">
      <style:text-properties fo:font-style="italic" style:font-style-asian="italic" style:font-style-complex="italic"/>
    </style:style>
    <style:style style:name="T3" style:family="text">
      <style:text-properties officeooo:rsid="000c5839"/>
    </style:style>
    <style:style style:name="T4" style:family="text">
      <style:text-properties officeooo:rsid="000caa4a"/>
    </style:style>
    <style:style style:name="T5" style:family="text">
      <style:text-properties officeooo:rsid="000e5554"/>
    </style:style>
    <style:style style:name="T6" style:family="text">
      <style:text-properties officeooo:rsid="000f1fe7"/>
    </style:style>
    <style:style style:name="T7" style:family="text">
      <style:text-properties officeooo:rsid="001653d1"/>
    </style:style>
    <style:style style:name="T8" style:family="text">
      <style:text-properties officeooo:rsid="001bb257"/>
    </style:style>
    <style:style style:name="T9" style:family="text">
      <style:text-properties officeooo:rsid="001f0df1"/>
    </style:style>
    <style:style style:name="T10" style:family="text">
      <style:text-properties officeooo:rsid="0022b1aa"/>
    </style:style>
    <style:style style:name="T11" style:family="text">
      <style:text-properties officeooo:rsid="0024d39b"/>
    </style:style>
    <style:style style:name="T12" style:family="text">
      <style:text-properties officeooo:rsid="00262d3b"/>
    </style:style>
    <style:style style:name="T13" style:family="text">
      <style:text-properties officeooo:rsid="0028e15d"/>
    </style:style>
    <style:style style:name="T14" style:family="text">
      <style:text-properties officeooo:rsid="00297f77"/>
    </style:style>
    <style:style style:name="T15" style:family="text">
      <style:text-properties officeooo:rsid="002a0728"/>
    </style:style>
    <style:style style:name="T16" style:family="text">
      <style:text-properties officeooo:rsid="002c58f3"/>
    </style:style>
    <style:style style:name="T17" style:family="text">
      <style:text-properties officeooo:rsid="002e5913"/>
    </style:style>
    <style:style style:name="T18" style:family="text">
      <style:text-properties officeooo:rsid="002ebc98"/>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INTRODUCTION</text:p>
      <text:p text:style-name="P1"/>
      <text:list xml:id="list4368776461744621022" text:style-name="L1">
        <text:list-item>
          <text:p text:style-name="P8">Chapitre 1: Cadre &amp; contexte </text:p>
          <text:list>
            <text:list-item>
              <text:p text:style-name="P9">Apprentissage du mouvement (spécificités)</text:p>
            </text:list-item>
            <text:list-item>
              <text:p text:style-name="P8">EIAH</text:p>
            </text:list-item>
          </text:list>
          <text:p text:style-name="P8"/>
        </text:list-item>
        <text:list-item>
          <text:p text:style-name="P8">Chapitre 2: Problématiques de recherche</text:p>
          <text:list>
            <text:list-item>
              <text:p text:style-name="P8">Question associées</text:p>
              <text:list>
                <text:list-item>
                  <text:p text:style-name="P16">Est-il possible d'obtenir des profils <text:span text:style-name="T10">de gestes </text:span>d'apprenant automatiquement, sans a-priori sur ces regroupements ?</text:p>
                </text:list-item>
                <text:list-item>
                  <text:p text:style-name="P8">Est-il possible de corréler <text:span text:style-name="T9">de</text:span>s profils obtenus <text:span text:style-name="T9">automatiquement </text:span>à une observation extérieure / experte ?</text:p>
                </text:list-item>
                <text:list-item>
                  <text:p text:style-name="P8">Comment contribuer à l'apprentissage humain des mouvements, à l'aide de l'analyse automatique (Est-il possible de donner des retours pertinents pour l'amélioration de l'apprentissage d'un geste à partir des spécificités des groupes obtenus) ?</text:p>
                </text:list-item>
              </text:list>
            </text:list-item>
          </text:list>
          <text:p text:style-name="P8"/>
        </text:list-item>
        <text:list-item>
          <text:p text:style-name="P8">Contribution apportée</text:p>
          <text:list>
            <text:list-item>
              <text:p text:style-name="P8">Approche</text:p>
            </text:list-item>
            <text:list-item>
              <text:p text:style-name="P8">MLA</text:p>
            </text:list-item>
            <text:list-item>
              <text:p text:style-name="P8">Preuve de concept:</text:p>
              <text:list>
                <text:list-item>
                  <text:p text:style-name="P8">Perception Neuron pour l'analyse du mouvement</text:p>
                </text:list-item>
                <text:list-item>
                  <text:p text:style-name="P8">Chaine de traitement pour amélioration du signal</text:p>
                </text:list-item>
                <text:list-item>
                  <text:p text:style-name="P18">Extraction de descripteurs à partir des mouvements</text:p>
                </text:list-item>
                <text:list-item>
                  <text:p text:style-name="P19">Analyse des données obtenues pour donner des conseils à l'apprenant</text:p>
                </text:list-item>
              </text:list>
            </text:list-item>
          </text:list>
        </text:list-item>
      </text:list>
      <text:p text:style-name="P1"/>
      <text:p text:style-name="P1"/>
      <text:p text:style-name="P1">II. ETAT DE L'ART</text:p>
      <text:p text:style-name="P1"><text:s text:c="4"/></text:p>
      <text:list xml:id="list5625083521093223716" text:style-name="L2">
        <text:list-item>
          <text:p text:style-name="P10">Chapitre 2 : Apprentissage du geste (de manière générale)</text:p>
          <text:list>
            <text:list-item>
              <text:p text:style-name="P10">De manière générale</text:p>
            </text:list-item>
            <text:list-item>
              <text:p text:style-name="P10">EIAH pour l'apprentissage de gestes</text:p>
              <text:list>
                <text:list-item>
                  <text:p text:style-name="P11"><text:span text:style-name="T11">H</text:span>ardware (précision vs coût) <text:span text:style-name="T11">et t</text:span>ype de données (vidéo vs capturé)</text:p>
                </text:list-item>
                <text:list-item>
                  <text:p text:style-name="P10">Nb données nécessaires</text:p>
                </text:list-item>
                <text:list-item>
                  <text:p text:style-name="P10">Analyse experte</text:p>
                </text:list-item>
                <text:list-item>
                  <text:p text:style-name="P17">Comparaison (superposition) modèle expert <text:span text:style-name="T9">(?)</text:span></text:p>
                </text:list-item>
              </text:list>
            </text:list-item>
          </text:list>
        </text:list-item>
        <text:list-item>
          <text:p text:style-name="P10">Chapitre 3 : Analyse mouvement capturé / techniques d'analyse du mouvement</text:p>
          <text:list>
            <text:list-item>
              <text:p text:style-name="P10">Représentation du mouvement <text:span text:style-name="T16">(doublon avec type de données ? A voir)</text:span></text:p>
            </text:list-item>
            <text:list-item>
              <text:p text:style-name="P10">Mouvement cible</text:p>
            </text:list-item>
            <text:list-item>
              <text:p text:style-name="P10">Empirique vs auto</text:p>
            </text:list-item>
          </text:list>
        </text:list-item>
        <text:list-item>
          <text:p text:style-name="P10">Constatation</text:p>
        </text:list-item>
        <text:list-item>
          <text:p text:style-name="P10">Positionnement</text:p>
        </text:list-item>
      </text:list>
      <text:p text:style-name="P1"/>
      <text:p text:style-name="P1"/>
      <text:p text:style-name="P1">III. CONTRIBUTIONS</text:p>
      <text:p text:style-name="P1"/>
      <text:list xml:id="list5218052442122909792" text:style-name="L3">
        <text:list-item>
          <text:p text:style-name="P12">Chapitre 4 : Plateforme MLA</text:p>
          <text:list>
            <text:list-item>
              <text:p text:style-name="P12"><text:span text:style-name="T6">Besoin, </text:span>Architecture, etc.</text:p>
            </text:list-item>
            <text:list-item>
              <text:p text:style-name="P12">Spécificités (langage, etc.)</text:p>
            </text:list-item>
            <text:list-item>
              <text:p text:style-name="P12">Processing des données</text:p>
            </text:list-item>
            <text:list-item>
              <text:p text:style-name="P20">Système de feedback</text:p>
            </text:list-item>
          </text:list>
          <text:p text:style-name="P12"/>
        </text:list-item>
        <text:list-item>
          <text:p text:style-name="P13">Chapitre <text:span text:style-name="T7">5</text:span> : Descripteurs</text:p>
          <text:list>
            <text:list-item>
              <text:p text:style-name="P13"><text:soft-page-break/>Qu'est-ce</text:p>
            </text:list-item>
            <text:list-item>
              <text:p text:style-name="P13">Différent types : bas-niveau / haut-niveau</text:p>
            </text:list-item>
            <text:list-item>
              <text:p text:style-name="P13">Explicabilité</text:p>
            </text:list-item>
            <text:list-item>
              <text:p text:style-name="P13">Classification / explication selon la littérature</text:p>
              <text:p text:style-name="P13"/>
            </text:list-item>
          </text:list>
        </text:list-item>
        <text:list-item>
          <text:p text:style-name="P12">Chapitre <text:span text:style-name="T7">6</text:span> : Traitement des données de mouvement</text:p>
          <text:list>
            <text:list-item>
              <text:p text:style-name="P12">Perception Neuron</text:p>
              <text:list>
                <text:list-item>
                  <text:p text:style-name="P12">Pourquoi (coût, données)</text:p>
                </text:list-item>
                <text:list-item>
                  <text:p text:style-name="P12">Spécificités</text:p>
                </text:list-item>
              </text:list>
            </text:list-item>
            <text:list-item>
              <text:p text:style-name="P12">Pourquoi ?</text:p>
            </text:list-item>
            <text:list-item>
              <text:p text:style-name="P12">Comment ?</text:p>
            </text:list-item>
            <text:list-item>
              <text:p text:style-name="P12">Méthodes</text:p>
            </text:list-item>
            <text:list-item>
              <text:p text:style-name="P12">Résultats</text:p>
            </text:list-item>
            <text:list-item>
              <text:p text:style-name="P12">Comparaison</text:p>
            </text:list-item>
            <text:list-item>
              <text:p text:style-name="P21">Premiers tests :</text:p>
              <text:list>
                <text:list-item>
                  <text:p text:style-name="P21">Expé bfC + throwing</text:p>
                </text:list-item>
              </text:list>
            </text:list-item>
          </text:list>
        </text:list-item>
      </text:list>
      <text:list xml:id="list4045924420177289083" text:style-name="L4">
        <text:list-item>
          <text:list>
            <text:list-item>
              <text:list>
                <text:list-item>
                  <text:list>
                    <text:list-item>
                      <text:p text:style-name="P14">BfC</text:p>
                      <text:list>
                        <text:list-item>
                          <text:p text:style-name="P14">Motivation &amp; but</text:p>
                        </text:list-item>
                        <text:list-item>
                          <text:p text:style-name="P14">Protocole</text:p>
                        </text:list-item>
                        <text:list-item>
                          <text:p text:style-name="P14">Déroulement</text:p>
                        </text:list-item>
                        <text:list-item>
                          <text:p text:style-name="P14">Données capturées</text:p>
                        </text:list-item>
                        <text:list-item>
                          <text:p text:style-name="P14">Nombre de données, format, etc.</text:p>
                        </text:list-item>
                        <text:list-item>
                          <text:p text:style-name="P14">Résultats (ARI, ASS, etc.)</text:p>
                        </text:list-item>
                      </text:list>
                    </text:list-item>
                  </text:list>
                  <text:p text:style-name="P14"/>
                  <text:list text:continue-numbering="true">
                    <text:list-item>
                      <text:p text:style-name="P14">Throwing <text:span text:style-name="T15">(court)</text:span></text:p>
                      <text:list>
                        <text:list-item>
                          <text:p text:style-name="P14">Motivation &amp; but</text:p>
                        </text:list-item>
                        <text:list-item>
                          <text:p text:style-name="P14">Protocole</text:p>
                        </text:list-item>
                        <text:list-item>
                          <text:p text:style-name="P14">Déroulement</text:p>
                        </text:list-item>
                        <text:list-item>
                          <text:p text:style-name="P14">Données capturées</text:p>
                        </text:list-item>
                        <text:list-item>
                          <text:p text:style-name="P14">Nombre de données, format, etc.</text:p>
                        </text:list-item>
                        <text:list-item>
                          <text:p text:style-name="P14">Résultats (ARI, ASS, etc.)</text:p>
                        </text:list-item>
                      </text:list>
                    </text:list-item>
                  </text:list>
                </text:list-item>
              </text:list>
              <text:p text:style-name="P14"/>
            </text:list-item>
          </text:list>
        </text:list-item>
      </text:list>
      <text:p text:style-name="P1"/>
      <text:list xml:id="list165505614668832" text:continue-numbering="true" text:style-name="L4">
        <text:list-item>
          <text:p text:style-name="P15"><text:span text:style-name="T6">Chapitre 7 : </text:span>Experimentation</text:p>
          <text:list>
            <text:list-item>
              <text:p text:style-name="P15">Flechettes</text:p>
              <text:list>
                <text:list-item>
                  <text:p text:style-name="P15">Motivation &amp; but</text:p>
                </text:list-item>
                <text:list-item>
                  <text:p text:style-name="P15">Protocole</text:p>
                </text:list-item>
                <text:list-item>
                  <text:p text:style-name="P15">Déroulement</text:p>
                </text:list-item>
                <text:list-item>
                  <text:p text:style-name="P15">Données capturées</text:p>
                </text:list-item>
                <text:list-item>
                  <text:p text:style-name="P15">Nombre de données, format, etc.</text:p>
                </text:list-item>
                <text:list-item>
                  <text:p text:style-name="P15">Résultats <text:span text:style-name="T1">obtenus (analyse statistique)</text:span></text:p>
                </text:list-item>
              </text:list>
            </text:list-item>
          </text:list>
        </text:list-item>
      </text:list>
      <text:p text:style-name="P1"/>
      <text:p text:style-name="P1"/>
      <text:p text:style-name="P7">Ch. 1 :</text:p>
      <text:p text:style-name="P2">Contribution : L'apprentissage du mouvement est un domaine vaste, où de nombreuses méthodes existent. Ces méthodes peuvent être destinées à des algorithmes/robots/machines, ou à des humains. Lors de l'apprentissage d'une machine, <text:s/><text:span text:style-name="T12">la réalisation du geste peut s'affranchir des contraintes propres à l'humain</text:span>. <text:s/>Il s'agit alors de construire et paramétrer la machine de façon à ce que la reproduction du geste se fasse de la manière la plus fidèle à l'origine possible. L'apprentissage humain <text:span text:style-name="T12">nécessite une approche différente</text:span>. <text:s/>En effet, le formateur doit être capable de montrer et communiquer le geste de manière précise et efficace, et d'autre part l'apprenant doit être à même de s'approprier le mouvement et capable de le reproduire. Cependant, dû aux différences de compréhensions, de morphologies, de capacité physique, variant d'un humain à l'autre, il peut être difficile de transmettre le savoir inhérent à un geste, et de le reproduire. Il existe des artefacts informatiques spécialisés dans l'apprentissage de gestes humains, permettant de faciliter le processus. Cependant, ces EIAH se basent le plus souvent sur une analyse empirique du mouvement, et donnent un retour basique sur le geste de l'apprenant (" coude trop bas de X cm "), ou nécessitent l'analyse empirique d'un expert. Il est cependant possible, à l'aide de dispositifs de capture adaptés, de capturer le mouvement de la personne réalisant un geste, afin d'obtenir les données les plus exhaustives possibles. Ces données, bien qu'exhaustives, ne sont pas manipulables par un humain pour obtenir des informations sur la réalisation du mouvement, car elles sont de très bas niveau. Il est possible de traiter ces donner afin d'y ajouter une sémantique à même d'être facilement comprise et interprétable à la fois par la machine et l'humain. La réalisation d'un tel système pose plusieurs questions.</text:p>
      <text:p text:style-name="P2"/>
      <text:p text:style-name="P2">Ch. 2&amp;3 :</text:p>
      <text:p text:style-name="P2">Contribution : De nos jours, l'apprentissage du geste peut s'appuyer sur de nombreux outils. Il est possible d'utiliser de multiples moyens afin d'impliquer et/ou d'immerger l'apprenant dans une situation propice à un meilleur apprentissage. Les environnements dédiés à l'apprentissage du geste requièrent généralement 1) un moyen de capturer du mouvement et 2) un moyen de visualisation. Les systèmes permettant de d'analyser ou d'inférer des informations à partir de ces captures sont cependant souvent ad-hoc, et se limitent à un <text:span text:style-name="T13">domaine métier précis</text:span>. Il est pourtant possible de calculer des informations utiles sur l'exécution d'un geste, permettant de déceler une tendance qui peut échapper à l'œil humain (mouvements rapides, complexes, impliquant beaucoup de parties du corps humain).</text:p>
      <text:p text:style-name="P2"/>
      <text:p text:style-name="P2">L'analyse empirique du geste <text:span text:style-name="T3">est la plus pratiquée</text:span>, malgré les possibilités offertes par les méthodes de traitement automatique. Les données utilisées <text:span text:style-name="T3">semblent souvent</text:span> <text:span text:style-name="T3">être </text:span>des données vidéos , et ce même dans le cas d'une analyse automatique. Le coût des systèmes de capture les plus précis sont prohibitifs, les données provenant de systèmes de capture plus low-cost sont parfois trop bruités pour permettre une analyse fine, et la vidéo reste le moyen disponible le plus courant (caméra, smartphone, etc.). Ces données ne proposent cependant qu'une représentation 2D du mouvement, ce qui 1) empêche d'avoir une visualisation sous plusieurs angles (3D) <text:span text:style-name="T3">ou alors oblige l'inférence d'un squelette 3D à partir de données 2D, ce qui peut poser des problèmes d'occlusion, par exemple, </text:span>et 2) oblige l'extraction de descripteurs vidéos pour une analyse automatique, en lieu et place de descripteurs réellement liés au mouvement. </text:p>
      <text:p text:style-name="P2"/>
      <text:p text:style-name="P2">Dans le domaine de l'apprentissage supervisé, l'objectif visé est souvent la classification de données de mouvements dans des classes pré-définies. Or, dans les cas traités dans ces travaux, la différence entre les gestes est triviale à faire pour un humain, et ne permet pas d'inférer des informations propres au mouvement fait. De plus, ces travaux se basent majoritairement sur des données vidéos, ce qui fait que les descripteurs extraits ne sont pas propres au mouvement, mais liés à la vidéo.</text:p>
      <text:p text:style-name="P2"/>
      <text:p text:style-name="P2">L'approche par le clustering a pour but de réaliser des regroupements des mouvements, sans avoir forcément d'<text:span text:style-name="T2">a-priori</text:span> sur ce qui constituera le facteur commun aux gestes ainsi rapprochés. Cette <text:soft-page-break/>approche permet, entre autres, de découvrir de nouveaux critères de regroupement, ainsi que de potentiellement expliquer des similitudes d'une personne à l'autre dans la réussite ou l'échec d'un geste. Des profils d'apprenants peuvent ainsi être créés grâce à des données calculées à partir du mouvement original.</text:p>
      <text:p text:style-name="P2"/>
      <text:p text:style-name="P3">Il y a un manque de travaux concernant l'approche non-supervisée pour l'analyse du mouvement. Ce manque de travaux peut s'expliquer par l<text:span text:style-name="T3">es caractéristiques</text:span> <text:span text:style-name="T3">même </text:span>d<text:span text:style-name="T3">e l'apprentissage </text:span>supervisé. <text:span text:style-name="T3">Le fait de se baser sur un corpus existant permet d'ajuster autant que possible les données d'apprentissage, ainsi que de fournir une gamme de données étiquetées couvrant tous les cas prévus, et donc d'obtenir un algorithme séparant de manière optimale le problème donné. Cela implique que les différents types de mouvements (i.e. classes) sont connus à l'avance, et qu'il est possible de constituer un corpus suffisamment grand et exhaustif, ou de constituer soi-même ce corpus et de l’étiqueter. <text:s/></text:span></text:p>
      <text:p text:style-name="P3"><text:span text:style-name="T3">L</text:span>'approche par clustering permet <text:span text:style-name="T3">cependant </text:span>de s'affranchir des contraintes de base de données pré-étiquetée, et permet d'explorer les données sans avoir d'a -priori fort sur celles-ci.</text:p>
      <text:p text:style-name="P2"/>
      <text:p text:style-name="P2">Ch. 4 :</text:p>
      <text:p text:style-name="P2">Contribution : La plateforme MLA permet le traitement automatique de données de mouvement capturé, du filtrage au traitement automatique par des méthodes de clustering. A terme, cette plateforme permettra (tout). L'implémentation est pour l'instant limitée (trouver un autre mot) à la partie clustering. Cette partie <text:span text:style-name="T3">a</text:span> définit le contexte dans lequel s'incluent les travaux présentés dans cette thèse. Avoir une plateforme permettant le traitement intégral des données a l'avantage de ne pas <text:span text:style-name="T4">disperser</text:span> les différentes étapes <text:span text:style-name="T4">entre différents logiciels</text:span>, et permet de proposer un workflow plus simple et centralisé au sein d'un même artefact informatique. Suite: explication des étapes.</text:p>
      <text:p text:style-name="P2"/>
      <text:p text:style-name="P2">Ch. 5 :</text:p>
      <text:p text:style-name="P2">Il est possible d'extraire de nombreuses informations d'un mouvement capturé. Ces données étant les plus bas-niveau possible, chaque transformation effectuée implique d'obtenir une représentation plus haut-niveau. Ces informations permettent de donner des indications compréhensibles pour un humain par rapport au geste. <text:span text:style-name="T5">Bien que le degré de sémantique augmente lorsque les données bas-niveau sont traitées, </text:span>il n'est pas toujours possible d'inférer des informations sur le mouvement en lui-même à partir de tous les descripteurs. De ce constat résulte la classification des descripteurs en " bas-niveau / haut-niveau ". <text:span text:style-name="T5">Si </text:span>de nombreux types de descripteurs peuvent être calculés à partir du mouvement capturé, tous ne sont pas utiles dans une situation donnée. L'intervention d'un expert du domaine ciblé permettrait de sélectionner seulement l'ensemble des descripteurs jugés pertinents dans le cadre donné. Allier l'expertise et les a-priori de l'expert avec l'exploration des données à base de clustering permet de 1) limiter les itérations de l'algorithme, et donc le temps d'exécution et 2) avoir une explication des groupes obtenues plus précise.</text:p>
      <text:p text:style-name="P2"/>
      <text:p text:style-name="P4">Ch. <text:span text:style-name="T7">6</text:span> :</text:p>
      <text:p text:style-name="P4">Contribution : L'utilisation de moyens de capture low-cost implique, à l'heure actuelle, d'avoir des données de moins bonne qualité que les solutions plus coûteuses. Il est cependant possible de contrebalancer les approximations de ces données, à l'aide de techniques de filtrage. Dans cette partie, une <text:span text:style-name="T8">chaîne</text:span> de traitement adapté au Perception Neuron, permettant d'obtenir des données suffisamment correctes, a été présentée. Le problème majeur des données obtenues était la présence de pics lors de l'extraction des vitesses. Ces pics ne correspondaient pas à la réalité du geste, et étaient donc des artefacts du signal. Un filtre passe-bas a été appliqué, afin de compenser les artefacts du signal. Les valeurs de vitesses obtenues correspondaient à la réalité du geste. Le problème de cette méthode est que les paramètres du filtres doivent être estimés (soit empiriquement, soit automatiquement) pour chaque signal, en fonction de ses caractéristiques propres, afin de ne pas atténuer les valeurs réelles du signal. L'algorithme de segmentation du mouvement utile permet de ne garder que les parties voulues du mouvement. Cet algorithme se base <text:soft-page-break/>sur le maximum de la vitesse d'une articulation donnée, puis cherche les minimums locaux les plus proches (à gauche et à droite). Il est possible de choisir le nombre de minimums locaux désirés, afin de garder une plus ou moins grande partie du signal original. Les limitations de cet algorithme se trouvent dans le postulat que le mouvement d'intérêt présente la vitesse la plus élevée. <text:s/>Cette <text:span text:style-name="T5">chaîne</text:span> de traitement permet néanmoins d'obtenir des données correctes à partir de matériel <text:span text:style-name="T14">de capture de mouvements</text:span> low-cost, permettant une démocratisation de l'utilisation du mouvement capturé. Cette <text:span text:style-name="T5">chaîne</text:span> de traitement possède également l'avantage d'être rapide à traiter les mouvements, ce qui convient à une utilisation ad-hoc. Cette étape de filtrage des données est cruciale, afin de pouvoir extraire des informations du mouvement qui seront cohérente avec la réalité du geste. </text:p>
      <text:p text:style-name="P4"/>
      <text:p text:style-name="P6">Tout le process présenté ci-dessus a été testé dans deux expérimentation, ces premières expérimentations ont permis de vérifier le bon fonctionnement de la plateforme MLA, ainsi que sa capacité à traiter de manière automatique les données une fois paramétrée selon les besoins d'analyse. </text:p>
      <text:p text:style-name="P5">Ces expérimentations avaient pour but de vérifier s'il était possible d'obtenir automatiquement une séparation entre les gestes jugés réussis et ceux jugés ratés, pour un cas précis, <text:span text:style-name="T7">à l'aide de la plateforme MLA</text:span>. </text:p>
      <text:p text:style-name="P5">Les descripteurs choisis, ainsi que la méthode utilisée, n'ont pas permis d'aboutir à une séparation acceptable. L'exploration à l'aide de clustering récursif <text:span text:style-name="T17">a été une piste peu explorée (comment en parler ?)</text:span></text:p>
      <text:p text:style-name="P5">Problème : pas d'expertise sur le geste <text:span text:style-name="T17">(bien qu'un papier scientifique soit sorti en septembre 2018)</text:span>, intuition sur les descripteurs, binarité dans l'analyse du geste (réussi / raté), </text:p>
      <text:p text:style-name="P5">De plus, dans un tel processus, l'humain est écarté du processus d'analyse. Son expertise n'est utilisé qu'a-priori, et son intervention n'est pas requise pour le reste de l'apprentissage. </text:p>
      <text:p text:style-name="P5"/>
      <text:p text:style-name="P5">Ch. 8 :</text:p>
      <text:p text:style-name="P5">Expé pour valider le système de feedback, <text:span text:style-name="T18">analyse à priori avec l'expert des modalités du geste à observer, correspondance avec descripteurs calculables</text:span></text:p>
      <text:p text:style-name="P22">Résultat : ?</text:p>
      <text:p text:style-name="P22"/>
      <text:p text:style-name="P23">Perspectives :</text:p>
      <text:p text:style-name="P23">Utiliser Kalman sur les IMU directement (même si on ne sait pas quels traitements sont appliqués par Axis Neuron (possiblement Kalman déj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2pt"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28.35pt" fo:margin-bottom="28.35pt" fo:margin-left="56.69pt" fo:margin-right="28.35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2:04:22.191000000</meta:creation-date>
    <dc:date>2019-07-12T16:55:03.170000000</dc:date>
    <meta:editing-duration>PT12H33M3S</meta:editing-duration>
    <meta:editing-cycles>32</meta:editing-cycles>
    <meta:generator>LibreOffice/4.4.7.2$Windows_x86 LibreOffice_project/f3153a8b245191196a4b6b9abd1d0da16eead600</meta:generator>
    <meta:document-statistic meta:table-count="0" meta:image-count="0" meta:object-count="0" meta:page-count="5" meta:paragraph-count="107" meta:word-count="2030" meta:character-count="13071" meta:non-whitespace-character-count="11202"/>
  </office:meta>
</office:document-meta>
</file>